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prašanje" draw:style-name="gr1" draw:text-style-name="P1" draw:layer="layout" svg:width="4.1cm" svg:height="4.1cm" svg:x="6.5cm" svg:y="3.2cm">
          <svg:title>Vprašanje</svg:title>
          <text:p text:style-name="P1">= STRAN =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draw:layer="layout" svg:width="4.1cm" svg:height="4.1cm" svg:x="24.1cm" svg:y="2.9cm">
          <svg:title>Vprašanje</svg:title>
          <text:p text:style-name="P1">= STRAN =</text:p>
          <text:p text:style-name="P1">Dodaj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draw:layer="layout" svg:width="4.1cm" svg:height="4.1cm" svg:x="45.1cm" svg:y="3.1cm">
          <svg:title>Vprašanje</svg:title>
          <text:p text:style-name="P1">= STRAN =</text:p>
          <text:p text:style-name="P1">Rezultat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5cm" svg:x="28.6cm" svg:y="4.4cm">
          <text:p text:style-name="P1">= PODSTRAN =</text:p>
          <text:p text:style-name="P1">Vsa vprašanj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5cm" svg:x="49.5cm" svg:y="5cm">
          <text:p text:style-name="P1">= PODSTRAN =</text:p>
          <text:p text:style-name="P1">Statistika</text:p>
          <text:p text:style-name="P1">odgovorov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20:35:25.490133580</meta:creation-date>
    <dc:date>2016-12-08T20:44:41.453486780</dc:date>
    <meta:editing-duration>P0D</meta:editing-duration>
    <meta:editing-cycles>1</meta:editing-cycles>
    <meta:generator>LibreOffice/4.2.8.2$Linux_X86_64 LibreOffice_project/420m0$Build-2</meta:generator>
    <meta:document-statistic meta:object-count="5"/>
  </office:meta>
</office:document-meta>
</file>